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1B00000A0D0EB1310453DD4B69.jpg" manifest:media-type="image/jpeg"/>
  <manifest:file-entry manifest:full-path="Pictures/100000000000073300000A1E6D5B1D4AA79DB6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Segoe UI" svg:font-family="'Segoe UI'" style:font-family-generic="swiss"/>
    <style:font-face style:name="Arial1" svg:font-family="Arial" style:font-pitch="variable"/>
    <style:font-face style:name="Bitstream Vera Sans1" svg:font-family="'Bitstream Vera Sans'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>
        <style:tab-stops>
          <style:tab-stop style:position="5.6091in"/>
        </style:tab-stops>
      </style:paragraph-properties>
    </style:style>
    <style:style style:name="P2" style:family="paragraph">
      <style:paragraph-properties fo:margin-top="0in" fo:margin-bottom="0.0417in" style:line-height-at-least="0.1665in" fo:text-align="start"/>
    </style:style>
    <style:style style:name="P3" style:family="paragraph">
      <style:paragraph-properties fo:margin-top="0in" fo:margin-bottom="0in" style:line-height-at-least="0.1665in" fo:text-align="start"/>
    </style:style>
    <style:style style:name="P4" style:family="paragraph">
      <style:paragraph-properties fo:margin-top="0in" fo:margin-bottom="0in" style:line-height-at-least="0.3335in" fo:text-align="start"/>
    </style:style>
    <style:style style:name="P5" style:family="paragraph">
      <loext:graphic-properties draw:fill="none"/>
      <style:paragraph-properties fo:margin-top="0in" fo:margin-bottom="0.0417in" style:line-height-at-least="0.1665in" fo:text-align="start"/>
    </style:style>
    <style:style style:name="P6" style:family="paragraph">
      <style:paragraph-properties fo:margin-top="0in" fo:margin-bottom="0.0417in" style:line-height-at-least="0.222in" fo:text-align="start"/>
    </style:style>
    <style:style style:name="P7" style:family="paragraph">
      <loext:graphic-properties draw:fill="none"/>
      <style:paragraph-properties fo:margin-top="0in" fo:margin-bottom="0.0417in" style:line-height-at-least="0.222in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fr1" style:family="graphic" style:parent-style-name="Graphics">
      <style:graphic-properties fo:margin-left="0.1252in" fo:margin-right="0.1346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4.6047in" fo:min-width="5.0437in" fo:padding-top="0in" fo:padding-bottom="0in" fo:padding-left="0in" fo:padding-right="0in" fo:wrap-option="wrap" style:run-through="foreground"/>
    </style:style>
    <style:style style:name="gr3" style:family="graphic">
      <style:graphic-properties draw:stroke="none" svg:stroke-width="0in" draw:fill="none" draw:textarea-vertical-align="bottom" draw:auto-grow-height="false" draw:fit-to-size="false" style:shrink-to-fit="false" fo:min-height="0.5929in" fo:min-width="5.0437in" fo:padding-top="0.0398in" fo:padding-bottom="0.1965in" fo:padding-left="0in" fo:padding-right="0in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2" draw:name="Gruppe 3" draw:style-name="gr1"><draw:custom-shape draw:name="TekstSylinder 8" draw:style-name="gr2" draw:text-style-name="P5" svg:width="5.0433in" svg:height="4.6043in" svg:x="0.9799in" svg:y="5.3193in"><text:p text:style-name="P2"><text:span text:style-name="T1">Master’s Thesis 2019 <text:s/>30 ECTS</text:span></text:p><text:p text:style-name="P3"><text:span text:style-name="T2">Faculty of Science and Technology</text:span></text:p><text:p text:style-name="P3"><text:span text:style-name="T2"/></text:p><text:p text:style-name="P4"><text:span text:style-name="T2"/></text:p><text:p text:style-name="P4"><text:span text:style-name="T3">Environmental Sound Classification</text:span><text:span text:style-name="T3"><text:line-break/></text:span><text:span text:style-name="T3">on Microcontrollers</text:span><text:span text:style-name="T3"><text:line-break/></text:span><text:span text:style-name="T3">using Convolutional Neural Network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Sylinder 9" draw:style-name="gr3" draw:text-style-name="P7" svg:width="5.0433in" svg:height="0.8287in" svg:x="0.9799in" svg:y="10.3413in"><text:p text:style-name="P6"><text:span text:style-name="T4">Jon Nordby</text:span></text:p><text:p text:style-name="P3"><text:span text:style-name="T2">Master of Science in Data Sc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Segoe UI" svg:font-family="'Segoe UI'" style:font-family-generic="swiss"/>
    <style:font-face style:name="Arial1" svg:font-family="Arial" style:font-pitch="variable"/>
    <style:font-face style:name="Bitstream Vera Sans1" svg:font-family="'Bitstream Vera Sans'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2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fals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346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Bilde 1" text:anchor-type="char" svg:x="0in" svg:y="0.0008in" svg:width="8.3862in" svg:height="11.7799in" draw:z-index="0"><draw:image xlink:href="Pictures/100000000000073300000A1E6D5B1D4AA79DB6BE.jpg" xlink:type="simple" xlink:show="embed" xlink:actuate="onLoad" loext:mime-type="image/jpeg"/></draw:frame><draw:frame draw:style-name="Mfr2" draw:name="Bilde 4" text:anchor-type="char" svg:x="0in" svg:y="0in" svg:width="8.2681in" svg:height="11.6929in" draw:z-index="1"><draw:image xlink:href="Pictures/100000000000071B00000A0D0EB1310453DD4B69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01-03T09:42:00</meta:creation-date>
    <dc:date>2019-02-28T21:57:27.747886272</dc:date>
    <meta:editing-duration>PT6M16S</meta:editing-duration>
    <meta:generator>LibreOffice/6.2.0.3$Linux_X86_64 LibreOffice_project/20$Build-3</meta:generator>
    <meta:document-statistic meta:table-count="0" meta:image-count="2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